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COL-9" style:family="table-column">
      <style:table-column-properties fo:break-before="auto" style:column-width="5.212cm"/>
    </style:style>
    <style:style style:name="ACOL-10" style:family="table-column">
      <style:table-column-properties fo:break-before="auto" style:column-width="2.593cm"/>
    </style:style>
    <style:style style:name="ACOL-11" style:family="table-column">
      <style:table-column-properties fo:break-before="auto" style:column-width="3.651cm"/>
    </style:style>
    <style:style style:name="ACOL-12" style:family="table-column">
      <style:table-column-properties fo:break-before="auto" style:column-width="2.408cm"/>
    </style:style>
    <style:style style:name="ACOL-13" style:family="table-column">
      <style:table-column-properties fo:break-before="auto" style:column-width="2.884cm"/>
    </style:style>
    <style:style style:name="ACOL-8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678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10.321cm"/>
    </style:style>
    <style:style style:name="AROW-3" style:family="table-row">
      <style:table-row-properties style:row-height="0.476cm" fo:break-before="auto" style:use-optimal-row-height="true"/>
    </style:style>
    <style:style style:name="AROW-0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-0x7f823df42220" style:family="table" style:master-page-name="ALTAS">
      <style:table-properties table:display="true" style:writing-mode="lr-tb"/>
    </style:style>
    <style:style style:name="ta2" style:family="table" style:master-page-name="BAJAS">
      <style:table-properties table:display="true" style:writing-mode="lr-tb"/>
    </style:style>
    <style:style style:name="ACE-0x7f823df436f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Liberation 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AJAS" table:style-name="ta2">
        <office:forms form:automatic-focus="false" form:apply-design-mode="false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10" table:default-cell-style-name="Gnumeric-default"/>
        <table:table-column table:style-name="co11" table:default-cell-style-name="Gnumeric-default"/>
        <table:table-column table:style-name="co12" table:number-columns-repeated="2" table:default-cell-style-name="Gnumeric-default"/>
        <table:table-column table:style-name="ACOL-8" table:number-columns-repeated="121" table:default-cell-style-name="Gnumeric-default"/>
        <table:table-row table:style-name="ro3">
          <table:table-cell office:value-type="string">
            <text:p>num de serie</text:p>
          </table:table-cell>
          <table:table-cell office:value-type="string">
            <text:p>marca</text:p>
          </table:table-cell>
          <table:table-cell office:value-type="string">
            <text:p>modelo</text:p>
          </table:table-cell>
          <table:table-cell office:value-type="string">
            <text:p>tipo</text:p>
          </table:table-cell>
          <table:table-cell office:value-type="string">
            <text:p>estado</text:p>
          </table:table-cell>
          <table:table-cell office:value-type="string">
            <text:p>falla</text:p>
          </table:table-cell>
          <table:table-cell office:value-type="string">
            <text:p>diagnostico</text:p>
          </table:table-cell>
          <table:table-cell table:number-columns-repeated="121"/>
        </table:table-row>
        <table:table-row table:style-name="ro3">
          <table:table-cell office:value-type="float" office:value="5249">
            <text:p>5249</text:p>
          </table:table-cell>
          <table:table-cell office:value-type="string">
            <text:p>HP</text:p>
          </table:table-cell>
          <table:table-cell office:value-type="string">
            <text:p>LASERJET 3390</text:p>
          </table:table-cell>
          <table:table-cell office:value-type="string">
            <text:p>MULTIFUNCIONAL</text:p>
          </table:table-cell>
          <table:table-cell office:value-type="string">
            <text:p>FUNCIONA</text:p>
          </table:table-cell>
          <table:table-cell table:number-columns-repeated="2" office:value-type="string">
            <text:p>\\</text:p>
          </table:table-cell>
          <table:table-cell table:number-columns-repeated="121"/>
        </table:table-row>
        <table:table-row table:style-name="ro3">
          <table:table-cell office:value-type="string">
            <text:p>mfpCNG89B99B6</text:p>
          </table:table-cell>
          <table:table-cell office:value-type="string">
            <text:p>HP</text:p>
          </table:table-cell>
          <table:table-cell office:value-type="string">
            <text:p>LASERJET M1120</text:p>
          </table:table-cell>
          <table:table-cell office:value-type="string">
            <text:p>MULTIFUNCUONAL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G89B99BX</text:p>
          </table:table-cell>
          <table:table-cell office:value-type="string">
            <text:p>HP</text:p>
          </table:table-cell>
          <table:table-cell office:value-type="string">
            <text:p>LASER JET M1120 MEP</text:p>
          </table:table-cell>
          <table:table-cell office:value-type="string">
            <text:p>MULTIFIUNCIONAL</text:p>
          </table:table-cell>
          <table:table-cell office:value-type="string">
            <text:p>FU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B3P9V91</text:p>
          </table:table-cell>
          <table:table-cell office:value-type="string">
            <text:p>HP</text:p>
          </table:table-cell>
          <table:table-cell office:value-type="string">
            <text:p>SVP</text:p>
          </table:table-cell>
          <table:table-cell office:value-type="string">
            <text:p>SERVIDOR</text:p>
          </table:table-cell>
          <table:table-cell office:value-type="string">
            <text:p>FUNCIONA</text:p>
          </table:table-cell>
          <table:table-cell table:number-columns-repeated="2" office:value-type="string">
            <text:p>\\</text:p>
          </table:table-cell>
          <table:table-cell table:number-columns-repeated="121"/>
        </table:table-row>
        <table:table-row table:style-name="ro3">
          <table:table-cell office:value-type="float" office:value="4272488749">
            <text:p>4272488749</text:p>
          </table:table-cell>
          <table:table-cell office:value-type="string">
            <text:p>ACER</text:p>
          </table:table-cell>
          <table:table-cell office:value-type="string">
            <text:p>INSPIRON 1501</text:p>
          </table:table-cell>
          <table:table-cell office:value-type="string">
            <text:p>LAPTOP</text:p>
          </table:table-cell>
          <table:table-cell office:value-type="string">
            <text:p>FUNCIONA</text:p>
          </table:table-cell>
          <table:table-cell office:value-type="string">
            <text:p>N/A</text:p>
          </table:table-cell>
          <table:table-cell table:style-name="ce2" office:value-type="string">
            <text:p>REQUIERE MANTENIMIENTO NIVEL SOFTWARE</text:p>
          </table:table-cell>
          <table:table-cell table:number-columns-repeated="121"/>
        </table:table-row>
        <table:table-row table:style-name="ro3">
          <table:table-cell office:value-type="string">
            <text:p>CNU8362148</text:p>
          </table:table-cell>
          <table:table-cell office:value-type="string">
            <text:p>HP</text:p>
          </table:table-cell>
          <table:table-cell office:value-type="string">
            <text:p>COMPAQ 6535B</text:p>
          </table:table-cell>
          <table:table-cell office:value-type="string">
            <text:p>LAPTOP</text:p>
          </table:table-cell>
          <table:table-cell office:value-type="string">
            <text:p>NO FUNCIONA</text:p>
          </table:table-cell>
          <table:table-cell office:value-type="string">
            <text:p>ENCIENDE PERO NO ARANCA SISTEMA NI BIOS</text:p>
          </table:table-cell>
          <table:table-cell office:value-type="string">
            <text:p>REQUIERE REVISION INTERNA PARA DETERMINAR FALLA</text:p>
          </table:table-cell>
          <table:table-cell table:number-columns-repeated="121"/>
        </table:table-row>
        <table:table-row table:style-name="ro3">
          <table:table-cell office:value-type="string">
            <text:p>CND8416XKW</text:p>
          </table:table-cell>
          <table:table-cell office:value-type="string">
            <text:p>HP</text:p>
          </table:table-cell>
          <table:table-cell office:value-type="string">
            <text:p>PRESARIO C 700</text:p>
          </table:table-cell>
          <table:table-cell office:value-type="string">
            <text:p>LAPTOP</text:p>
          </table:table-cell>
          <table:table-cell office:value-type="string">
            <text:p>NO FUNCIONA</text:p>
          </table:table-cell>
          <table:table-cell office:value-type="string">
            <text:p>NO ENCIENDE NI RECIBE CORRIENTE DESDE CARGADOR</text:p>
          </table:table-cell>
          <table:table-cell office:value-type="string">
            <text:p>REQUIERE REVISION INTERNA PARA DETERMINAR FALLA</text:p>
          </table:table-cell>
          <table:table-cell table:number-columns-repeated="121"/>
        </table:table-row>
        <table:table-row table:style-name="ro3">
          <table:table-cell office:value-type="string">
            <text:p>CNU9444RFS</text:p>
          </table:table-cell>
          <table:table-cell office:value-type="string">
            <text:p>HP</text:p>
          </table:table-cell>
          <table:table-cell office:value-type="string">
            <text:p>COMPAQ 6530B</text:p>
          </table:table-cell>
          <table:table-cell office:value-type="string">
            <text:p>LAPTOP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U9444RC2</text:p>
          </table:table-cell>
          <table:table-cell office:value-type="string">
            <text:p>HP</text:p>
          </table:table-cell>
          <table:table-cell office:value-type="string">
            <text:p>COMPAQ 6530B</text:p>
          </table:table-cell>
          <table:table-cell office:value-type="string">
            <text:p>LAPTOP</text:p>
          </table:table-cell>
          <table:table-cell office:value-type="string">
            <text:p>NO FUNCIONA</text:p>
          </table:table-cell>
          <table:table-cell office:value-type="string">
            <text:p>MUESTRA FALLA EN DISCO DURO</text:p>
          </table:table-cell>
          <table:table-cell office:value-type="string">
            <text:p>REQUIERE CAMBIO DE DISCO DURO </text:p>
          </table:table-cell>
          <table:table-cell table:number-columns-repeated="121"/>
        </table:table-row>
        <table:table-row table:style-name="ro3">
          <table:table-cell office:value-type="string">
            <text:p>S240HL</text:p>
          </table:table-cell>
          <table:table-cell office:value-type="string">
            <text:p>ACER</text:p>
          </table:table-cell>
          <table:table-cell office:value-type="string">
            <text:p>S240HL ABID</text:p>
          </table:table-cell>
          <table:table-cell office:value-type="string">
            <text:p>MONIT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AS0912141479</text:p>
          </table:table-cell>
          <table:table-cell office:value-type="string">
            <text:p>APC</text:p>
          </table:table-cell>
          <table:table-cell office:value-type="string">
            <text:p>SMART-UPS 1000</text:p>
          </table:table-cell>
          <table:table-cell office:value-type="string">
            <text:p>UPS</text:p>
          </table:table-cell>
          <table:table-cell office:value-type="string">
            <text:p>NO FUNCIONA</text:p>
          </table:table-cell>
          <table:table-cell office:value-type="string">
            <text:p>NO MUESTRA SIGNOS DE CARGA</text:p>
          </table:table-cell>
          <table:table-cell office:value-type="string">
            <text:p>PUEDE QUE LAS BATERIAS INTERNAS REQUIERAN REEMPLAZO </text:p>
          </table:table-cell>
          <table:table-cell table:number-columns-repeated="121"/>
        </table:table-row>
        <table:table-row table:style-name="ro3">
          <table:table-cell office:value-type="string">
            <text:p>AS1319126146</text:p>
          </table:table-cell>
          <table:table-cell office:value-type="string">
            <text:p>APC</text:p>
          </table:table-cell>
          <table:table-cell office:value-type="string">
            <text:p>UPS 1000VA</text:p>
          </table:table-cell>
          <table:table-cell office:value-type="string">
            <text:p>UPS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E32100901</text:p>
          </table:table-cell>
          <table:table-cell office:value-type="string">
            <text:p>HP</text:p>
          </table:table-cell>
          <table:table-cell office:value-type="string">
            <text:p>TONER(LASERJET CM1215 CP 1525) TONER</text:p>
          </table:table-cell>
          <table:table-cell/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Q5949A</text:p>
          </table:table-cell>
          <table:table-cell office:value-type="string">
            <text:p>HP</text:p>
          </table:table-cell>
          <table:table-cell office:value-type="string">
            <text:p>TONER(LASERJET 1160, 1320, 3390, 3392)</text:p>
          </table:table-cell>
          <table:table-cell office:value-type="string">
            <text:p>TONER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Z7LFHCLDC00213</text:p>
          </table:table-cell>
          <table:table-cell office:value-type="string">
            <text:p>SAMSUNG</text:p>
          </table:table-cell>
          <table:table-cell office:value-type="string">
            <text:p>S24C300HL</text:p>
          </table:table-cell>
          <table:table-cell office:value-type="string">
            <text:p>MONIT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DN172006WG</text:p>
          </table:table-cell>
          <table:table-cell office:value-type="string">
            <text:p>CISCO</text:p>
          </table:table-cell>
          <table:table-cell office:value-type="string">
            <text:p>SF300-24</text:p>
          </table:table-cell>
          <table:table-cell office:value-type="string">
            <text:p>CONMUTAD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F9B76J9Z</text:p>
          </table:table-cell>
          <table:table-cell office:value-type="string">
            <text:p>HP</text:p>
          </table:table-cell>
          <table:table-cell office:value-type="string">
            <text:p>LASER JET CM2320LFMFIMEP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75L35464</text:p>
          </table:table-cell>
          <table:table-cell office:value-type="string">
            <text:p>HP</text:p>
          </table:table-cell>
          <table:table-cell office:value-type="string">
            <text:p>DESCKJET F4180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181343KL</text:p>
          </table:table-cell>
          <table:table-cell office:value-type="string">
            <text:p>HP</text:p>
          </table:table-cell>
          <table:table-cell office:value-type="string">
            <text:p>DESCKJET 3050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R70CM I70CM0990</text:p>
          </table:table-cell>
          <table:table-cell office:value-type="string">
            <text:p>FELLOWER</text:p>
          </table:table-cell>
          <table:table-cell office:value-type="string">
            <text:p>XX</text:p>
          </table:table-cell>
          <table:table-cell office:value-type="string">
            <text:p>TRITURADOR</text:p>
          </table:table-cell>
          <table:table-cell office:value-type="string">
            <text:p>NO FUNCIONA</text:p>
          </table:table-cell>
          <table:table-cell office:value-type="string">
            <text:p>NO PASA CORRIENTE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CN66JB410B</text:p>
          </table:table-cell>
          <table:table-cell office:value-type="string">
            <text:p>HP</text:p>
          </table:table-cell>
          <table:table-cell office:value-type="string">
            <text:p>C3180</text:p>
          </table:table-cell>
          <table:table-cell office:value-type="string">
            <text:p>MULTIFIUNCIONAL</text:p>
          </table:table-cell>
          <table:table-cell office:value-type="string">
            <text:p>SIN CABLE</text:p>
          </table:table-cell>
          <table:table-cell/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945A005M517700115</text:p>
          </table:table-cell>
          <table:table-cell office:value-type="string">
            <text:p>TRIP-LITE</text:p>
          </table:table-cell>
          <table:table-cell office:value-type="string">
            <text:p>UPS</text:p>
          </table:table-cell>
          <table:table-cell/>
          <table:table-cell office:value-type="string">
            <text:p>NO FUNCIONA</text:p>
          </table:table-cell>
          <table:table-cell office:value-type="string">
            <text:p>REVISAR BATERIAS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3B0941X03749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FUNCIONA</text:p>
          </table:table-cell>
          <table:table-cell table:number-columns-repeated="2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SB1030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(CORRIENTE)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3B0941X35955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(CORRIENTE)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3B0941X35958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 (CORRIENTE)</text:p>
          </table:table-cell>
          <table:table-cell office:value-type="string">
            <text:p>GENERA CORTO</text:p>
          </table:table-cell>
          <table:table-cell table:number-columns-repeated="121"/>
        </table:table-row>
        <table:table-row table:style-name="ro3">
          <table:table-cell office:value-type="string">
            <text:p>3B0941X03708</text:p>
          </table:table-cell>
          <table:table-cell office:value-type="string">
            <text:p>APC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 (CORRIENTE)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3B0941X03685</text:p>
          </table:table-cell>
          <table:table-cell office:value-type="string">
            <text:p>APS</text:p>
          </table:table-cell>
          <table:table-cell office:value-type="string">
            <text:p>RS 800</text:p>
          </table:table-cell>
          <table:table-cell office:value-type="string">
            <text:p>ACUMULADOR</text:p>
          </table:table-cell>
          <table:table-cell office:value-type="string">
            <text:p>NO FUNCIONA</text:p>
          </table:table-cell>
          <table:table-cell office:value-type="string">
            <text:p>NO CARGA BATERIA (CORRIENTE)</text:p>
          </table:table-cell>
          <table:table-cell office:value-type="string">
            <text:p>GENERA CORTO</text:p>
          </table:table-cell>
          <table:table-cell table:number-columns-repeated="121"/>
        </table:table-row>
        <table:table-row table:style-name="ro3">
          <table:table-cell office:value-type="string">
            <text:p>MXJ94803WT</text:p>
          </table:table-cell>
          <table:table-cell office:value-type="string">
            <text:p>HP</text:p>
          </table:table-cell>
          <table:table-cell office:value-type="string">
            <text:p>COMPAQ DC 7900</text:p>
          </table:table-cell>
          <table:table-cell office:value-type="string">
            <text:p>CPU</text:p>
          </table:table-cell>
          <table:table-cell office:value-type="string">
            <text:p>FUNCIONA</text:p>
          </table:table-cell>
          <table:table-cell office:value-type="string">
            <text:p>FALTA PRENDER CON MONITOR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MXJ9470712</text:p>
          </table:table-cell>
          <table:table-cell office:value-type="string">
            <text:p>HP</text:p>
          </table:table-cell>
          <table:table-cell office:value-type="string">
            <text:p>COMPAQ DC 7900</text:p>
          </table:table-cell>
          <table:table-cell office:value-type="string">
            <text:p>CPU</text:p>
          </table:table-cell>
          <table:table-cell office:value-type="string">
            <text:p>FUNCIONA</text:p>
          </table:table-cell>
          <table:table-cell office:value-type="string">
            <text:p>FALTA PRENDER CON MONITOR</text:p>
          </table:table-cell>
          <table:table-cell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SER13370214L</text:p>
          </table:table-cell>
          <table:table-cell office:value-type="string">
            <text:p>CISCO</text:p>
          </table:table-cell>
          <table:table-cell office:value-type="string">
            <text:p>WAP4410N</text:p>
          </table:table-cell>
          <table:table-cell office:value-type="string">
            <text:p>ROUTERS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SER14280280</text:p>
          </table:table-cell>
          <table:table-cell office:value-type="string">
            <text:p>CISCO</text:p>
          </table:table-cell>
          <table:table-cell office:value-type="string">
            <text:p>WAP4410N</text:p>
          </table:table-cell>
          <table:table-cell office:value-type="string">
            <text:p>ROUTERS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office:value-type="string">
            <text:p>SER153205A6</text:p>
          </table:table-cell>
          <table:table-cell office:value-type="string">
            <text:p>CISCO</text:p>
          </table:table-cell>
          <table:table-cell office:value-type="string">
            <text:p>WAP4410N</text:p>
          </table:table-cell>
          <table:table-cell office:value-type="string">
            <text:p>ROUTERS</text:p>
          </table:table-cell>
          <table:table-cell table:number-columns-repeated="3" office:value-type="string">
            <text:p>N/A</text:p>
          </table:table-cell>
          <table:table-cell table:number-columns-repeated="121"/>
        </table:table-row>
        <table:table-row table:style-name="ro3">
          <table:table-cell table:style-name="Default" office:value-type="string">
            <text:p>CNU9235BRP</text:p>
          </table:table-cell>
          <table:table-cell table:style-name="Default" office:value-type="string">
            <text:p>HP</text:p>
          </table:table-cell>
          <table:table-cell table:style-name="Default" office:value-type="string">
            <text:p>PROBOOK4710S</text:p>
          </table:table-cell>
          <table:table-cell table:style-name="Default" office:value-type="string">
            <text:p>LAPTOP</text:p>
          </table:table-cell>
          <table:table-cell table:style-name="Default" office:value-type="string">
            <text:p>NO FUNCIONA</text:p>
          </table:table-cell>
          <table:table-cell table:style-name="Default" office:value-type="string">
            <text:p>FALLA EN VIDEO, BATERIA MUERTA</text:p>
          </table:table-cell>
          <table:table-cell table:style-name="Default" office:value-type="string">
            <text:p>SE LE RETIRO TODA LA MATERIA UTIL</text:p>
          </table:table-cell>
          <table:table-cell table:style-name="Default" table:number-columns-repeated="121"/>
        </table:table-row>
        <table:named-expressions>
          <table:named-expression table:name="Print_Area" table:base-cell-address="$BAJAS.$A$1" table:expression="#REF!"/>
          <table:named-expression table:name="Sheet_Title" table:base-cell-address="$BAJAS.$A$1" table:expression="&quot;BAJAS&quot;"/>
        </table:named-expressions>
      </table:table>
      <table:table table:name="ALTAS" table:style-name="ta-0x7f823df42220" table:print="true">
        <office:forms form:automatic-focus="false" form:apply-design-mode="false">
          <form:form/>
        </office:forms>
        <table:table-column table:default-cell-style-name="ACE-0x7f823df436f8" table:style-name="ACOL-9"/>
        <table:table-column table:default-cell-style-name="ACE-0x7f823df436f8" table:style-name="ACOL-10"/>
        <table:table-column table:default-cell-style-name="ACE-0x7f823df436f8" table:style-name="ACOL-11"/>
        <table:table-column table:default-cell-style-name="ACE-0x7f823df436f8" table:style-name="ACOL-12"/>
        <table:table-column table:default-cell-style-name="ACE-0x7f823df436f8" table:style-name="ACOL-13"/>
        <table:table-column table:default-cell-style-name="ACE-0x7f823df436f8" table:style-name="ACOL-8"/>
        <table:table-column table:default-cell-style-name="ACE-0x7f823df436f8" table:style-name="ACOL-8" table:number-columns-repeated="122"/>
        <table:table-row table:style-name="AROW-3">
          <table:table-cell table:style-name="ACE-0x7f823df436f8" office:value-type="string">
            <text:p>NUM DE SERIE</text:p>
          </table:table-cell>
          <table:table-cell table:style-name="ACE-0x7f823df436f8" office:value-type="string">
            <text:p>MARCA</text:p>
          </table:table-cell>
          <table:table-cell table:style-name="ACE-0x7f823df436f8" office:value-type="string">
            <text:p>MODELO</text:p>
          </table:table-cell>
          <table:table-cell table:style-name="ACE-0x7f823df436f8" office:value-type="string">
            <text:p>TIPO</text:p>
          </table:table-cell>
          <table:table-cell table:style-name="ACE-0x7f823df436f8" office:value-type="string">
            <text:p>ESTADO</text:p>
          </table:table-cell>
          <table:table-cell table:style-name="ACE-0x7f823df436f8" office:value-type="string">
            <text:p>FALL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JNZYR0012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K520</text:p>
          </table:table-cell>
          <table:table-cell table:style-name="ACE-0x7f823df436f8" office:value-type="string">
            <text:p>TECLADO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INZMR0014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M310</text:p>
          </table:table-cell>
          <table:table-cell table:style-name="ACE-0x7f823df436f8" office:value-type="string">
            <text:p>MOUSE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JNZYR0012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K520</text:p>
          </table:table-cell>
          <table:table-cell table:style-name="ACE-0x7f823df436f8" office:value-type="string">
            <text:p>TECLADO</text:p>
          </table:table-cell>
          <table:table-cell table:style-name="ACE-0x7f823df436f8" office:value-type="string">
            <text:p>SIN BATERI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JNZMR0014</text:p>
          </table:table-cell>
          <table:table-cell table:style-name="ACE-0x7f823df436f8" office:value-type="string">
            <text:p>LOGITECH</text:p>
          </table:table-cell>
          <table:table-cell table:style-name="ACE-0x7f823df436f8" office:value-type="string">
            <text:p>M310</text:p>
          </table:table-cell>
          <table:table-cell table:style-name="ACE-0x7f823df436f8" office:value-type="string">
            <text:p>MOUSE</text:p>
          </table:table-cell>
          <table:table-cell table:style-name="ACE-0x7f823df436f8" office:value-type="string">
            <text:p>SIN BATERI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LXPTW01001017086C32500</text:p>
          </table:table-cell>
          <table:table-cell table:style-name="ACE-0x7f823df436f8" office:value-type="string">
            <text:p>ACER</text:p>
          </table:table-cell>
          <table:table-cell table:style-name="ACE-0x7f823df436f8" office:value-type="string">
            <text:p>ASPIRE 5745-5946</text:p>
          </table:table-cell>
          <table:table-cell table:style-name="ACE-0x7f823df436f8" office:value-type="string">
            <text:p>LAPTOP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O LE SIRVE LA BATERI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float" office:value="359403092702">
            <text:p>359403092702</text:p>
          </table:table-cell>
          <table:table-cell table:style-name="ACE-0x7f823df436f8" office:value-type="string">
            <text:p>TRUEBASIX</text:p>
          </table:table-cell>
          <table:table-cell table:style-name="ACE-0x7f823df436f8" office:value-type="string">
            <text:p>TXM-350</text:p>
          </table:table-cell>
          <table:table-cell table:style-name="ACE-0x7f823df436f8" office:value-type="string">
            <text:p>MOUSE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string">
            <text:p>MXL73302BL</text:p>
          </table:table-cell>
          <table:table-cell table:style-name="ACE-0x7f823df436f8" office:value-type="string">
            <text:p>HP</text:p>
          </table:table-cell>
          <table:table-cell table:style-name="ACE-0x7f823df436f8" office:value-type="string">
            <text:p>COMPAQ</text:p>
          </table:table-cell>
          <table:table-cell table:style-name="ACE-0x7f823df436f8" office:value-type="string">
            <text:p>CPU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float" office:value="12030017119">
            <text:p>12030017119</text:p>
          </table:table-cell>
          <table:table-cell table:style-name="ACE-0x7f823df436f8" office:value-type="string">
            <text:p>GHIA</text:p>
          </table:table-cell>
          <table:table-cell table:style-name="ACE-0x7f823df436f8" office:value-type="string">
            <text:p>N/A</text:p>
          </table:table-cell>
          <table:table-cell table:style-name="ACE-0x7f823df436f8" office:value-type="string">
            <text:p>TECLADO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3">
          <table:table-cell table:style-name="ACE-0x7f823df436f8" office:value-type="float" office:value="84109658642">
            <text:p>84109658642</text:p>
          </table:table-cell>
          <table:table-cell table:style-name="ACE-0x7f823df436f8" office:value-type="string">
            <text:p>ACER</text:p>
          </table:table-cell>
          <table:table-cell table:style-name="ACE-0x7f823df436f8" office:value-type="string">
            <text:p>V173</text:p>
          </table:table-cell>
          <table:table-cell table:style-name="ACE-0x7f823df436f8" office:value-type="string">
            <text:p>MONITOR</text:p>
          </table:table-cell>
          <table:table-cell table:style-name="ACE-0x7f823df436f8" office:value-type="string">
            <text:p>FUNCIONA</text:p>
          </table:table-cell>
          <table:table-cell table:style-name="ACE-0x7f823df436f8" office:value-type="string">
            <text:p>N/A</text:p>
          </table:table-cell>
          <table:table-cell table:number-columns-repeated="122" table:style-name="ACE-0x7f823df436f8"/>
        </table:table-row>
        <table:table-row table:style-name="AROW-0" table:number-rows-repeated="4">
          <table:table-cell table:number-columns-repeated="128"/>
        </table:table-row>
        <table:table-row table:style-name="AROW-3">
          <table:table-cell table:style-name="ACE-0x7f823df436f8" office:value-type="float" office:value="220.64">
            <text:p>220.64</text:p>
          </table:table-cell>
          <table:table-cell table:style-name="ACE-0x7f823df436f8" office:value-type="string">
            <text:p>QUALTOP1293</text:p>
          </table:table-cell>
          <table:table-cell table:style-name="ACE-0x7f823df436f8" office:value-type="string">
            <text:p>USUARIO 1293</text:p>
          </table:table-cell>
          <table:table-cell table:number-columns-repeated="125" table:style-name="ACE-0x7f823df436f8"/>
        </table:table-row>
        <table:table-row table:style-name="AROW-0" table:number-rows-repeated="113">
          <table:table-cell table:number-columns-repeated="128"/>
        </table:table-row>
        <table:named-expressions>
          <table:named-expression table:name="Print_Area" table:expression="of:=#REF!" table:base-cell-address="$'ALTAS'.$A$1"/>
          <table:named-expression table:name="Sheet_Title" table:expression="of:=&quot;ALTAS&quot;" table:base-cell-address="$'ALTAS'.$A$1"/>
        </table:named-expressions>
        <gnm:selections gnm:cursor-col="0" gnm:cursor-row="10">
          <gnm:selection gnm:start-col="0" gnm:start-row="10" gnm:end-col="0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  <style:page-layout style:name="Mpm4">
      <style:page-layout-properties fo:page-width="21.59cm" fo:page-height="27.94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BAJAS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ALTA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3T15:19:22</dc:date>
    <meta:creation-date>2015-03-17T14:46:12Z</meta:creation-date>
    <meta:editing-cycles>4</meta:editing-cycles>
    <meta:editing-duration>PT1M18S</meta:editing-duration>
    <meta:generator>LibreOffice/3.5$Linux_X86_64 LibreOffice_project/350m1$Build-2</meta:generator>
    <meta:document-statistic meta:table-count="2" meta:cell-count="302" meta:object-count="0"/>
  </office:meta>
</office:document-meta>
</file>